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5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5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] + [.AB2] + [.AG2] + [.AJ2]" office:value-type="float" office:value="0" calcext:value-type="float">
            <text:p>0.00000</text:p>
          </table:table-cell>
          <table:table-cell table:style-name="ce15" table:formula="of:=IF([.AL2]&gt;=0.9875;&quot;A+&quot;;  IF([.AL2]&gt;=0.94; &quot;A&quot;; IF([.AL2]&gt;=0.9; &quot;A-&quot;; IF([.AL2]&gt;=0.87; &quot;B+&quot;; IF([.AL2]&gt;=0.84;&quot;B&quot;; IF([.AL2]&gt;=0.8; &quot;B-&quot;; IF([.AL2]&gt;=0.77; &quot;C+&quot;; IF([.AL2]&gt;=0.74;&quot;C&quot;; IF([.AL2]&gt;=0.7; &quot;C-&quot;; IF([.AL2]&gt;=0.67; &quot;D+&quot;; IF([.AL2]&gt;=0.64;&quot;D&quot;; IF([.AL2]&gt;=0.6; &quot;D-&quot;; &quot;F&quot;))))))))))))" office:value-type="string" office:string-value="F" calcext:value-type="string">
            <text:p>F</text:p>
          </table:table-cell>
          <table:table-cell table:style-name="ce17" table:formula="of:=VLOOKUP([.AM2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3] + [.AB3] + [.AG3] + [.AJ3]" office:value-type="float" office:value="0" calcext:value-type="float">
            <text:p>0.00000</text:p>
          </table:table-cell>
          <table:table-cell table:style-name="ce15" table:formula="of:=IF([.AL3]&gt;=0.9875;&quot;A+&quot;;  IF([.AL3]&gt;=0.94; &quot;A&quot;; IF([.AL3]&gt;=0.9; &quot;A-&quot;; IF([.AL3]&gt;=0.87; &quot;B+&quot;; IF([.AL3]&gt;=0.84;&quot;B&quot;; IF([.AL3]&gt;=0.8; &quot;B-&quot;; IF([.AL3]&gt;=0.77; &quot;C+&quot;; IF([.AL3]&gt;=0.74;&quot;C&quot;; IF([.AL3]&gt;=0.7; &quot;C-&quot;; IF([.AL3]&gt;=0.67; &quot;D+&quot;; IF([.AL3]&gt;=0.64;&quot;D&quot;; IF([.AL3]&gt;=0.6; &quot;D-&quot;; &quot;F&quot;))))))))))))" office:value-type="string" office:string-value="F" calcext:value-type="string">
            <text:p>F</text:p>
          </table:table-cell>
          <table:table-cell table:style-name="ce17" table:formula="of:=VLOOKUP([.AM3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6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4] + [.AB4] + [.AG4] + [.AJ4]" office:value-type="float" office:value="0" calcext:value-type="float">
            <text:p>0.00000</text:p>
          </table:table-cell>
          <table:table-cell table:style-name="ce15" table:formula="of:=IF([.AL4]&gt;=0.9875;&quot;A+&quot;;  IF([.AL4]&gt;=0.94; &quot;A&quot;; IF([.AL4]&gt;=0.9; &quot;A-&quot;; IF([.AL4]&gt;=0.87; &quot;B+&quot;; IF([.AL4]&gt;=0.84;&quot;B&quot;; IF([.AL4]&gt;=0.8; &quot;B-&quot;; IF([.AL4]&gt;=0.77; &quot;C+&quot;; IF([.AL4]&gt;=0.74;&quot;C&quot;; IF([.AL4]&gt;=0.7; &quot;C-&quot;; IF([.AL4]&gt;=0.67; &quot;D+&quot;; IF([.AL4]&gt;=0.64;&quot;D&quot;; IF([.AL4]&gt;=0.6; &quot;D-&quot;; &quot;F&quot;))))))))))))" office:value-type="string" office:string-value="F" calcext:value-type="string">
            <text:p>F</text:p>
          </table:table-cell>
          <table:table-cell table:style-name="ce17" table:formula="of:=VLOOKUP([.AM4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5] + [.AB5] + [.AG5] + [.AJ5]" office:value-type="float" office:value="0" calcext:value-type="float">
            <text:p>0.00000</text:p>
          </table:table-cell>
          <table:table-cell table:style-name="ce15" table:formula="of:=IF([.AL5]&gt;=0.9875;&quot;A+&quot;;  IF([.AL5]&gt;=0.94; &quot;A&quot;; IF([.AL5]&gt;=0.9; &quot;A-&quot;; IF([.AL5]&gt;=0.87; &quot;B+&quot;; IF([.AL5]&gt;=0.84;&quot;B&quot;; IF([.AL5]&gt;=0.8; &quot;B-&quot;; IF([.AL5]&gt;=0.77; &quot;C+&quot;; IF([.AL5]&gt;=0.74;&quot;C&quot;; IF([.AL5]&gt;=0.7; &quot;C-&quot;; IF([.AL5]&gt;=0.67; &quot;D+&quot;; IF([.AL5]&gt;=0.64;&quot;D&quot;; IF([.AL5]&gt;=0.6; &quot;D-&quot;; &quot;F&quot;))))))))))))" office:value-type="string" office:string-value="F" calcext:value-type="string">
            <text:p>F</text:p>
          </table:table-cell>
          <table:table-cell table:style-name="ce17" table:formula="of:=VLOOKUP([.AM5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6] + [.AB6] + [.AG6] + [.AJ6]" office:value-type="float" office:value="0" calcext:value-type="float">
            <text:p>0.00000</text:p>
          </table:table-cell>
          <table:table-cell table:style-name="ce15" table:formula="of:=IF([.AL6]&gt;=0.9875;&quot;A+&quot;;  IF([.AL6]&gt;=0.94; &quot;A&quot;; IF([.AL6]&gt;=0.9; &quot;A-&quot;; IF([.AL6]&gt;=0.87; &quot;B+&quot;; IF([.AL6]&gt;=0.84;&quot;B&quot;; IF([.AL6]&gt;=0.8; &quot;B-&quot;; IF([.AL6]&gt;=0.77; &quot;C+&quot;; IF([.AL6]&gt;=0.74;&quot;C&quot;; IF([.AL6]&gt;=0.7; &quot;C-&quot;; IF([.AL6]&gt;=0.67; &quot;D+&quot;; IF([.AL6]&gt;=0.64;&quot;D&quot;; IF([.AL6]&gt;=0.6; &quot;D-&quot;; &quot;F&quot;))))))))))))" office:value-type="string" office:string-value="F" calcext:value-type="string">
            <text:p>F</text:p>
          </table:table-cell>
          <table:table-cell table:style-name="ce17" table:formula="of:=VLOOKUP([.AM6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7] + [.AB7] + [.AG7] + [.AJ7]" office:value-type="float" office:value="0" calcext:value-type="float">
            <text:p>0.00000</text:p>
          </table:table-cell>
          <table:table-cell table:style-name="ce15" table:formula="of:=IF([.AL7]&gt;=0.9875;&quot;A+&quot;;  IF([.AL7]&gt;=0.94; &quot;A&quot;; IF([.AL7]&gt;=0.9; &quot;A-&quot;; IF([.AL7]&gt;=0.87; &quot;B+&quot;; IF([.AL7]&gt;=0.84;&quot;B&quot;; IF([.AL7]&gt;=0.8; &quot;B-&quot;; IF([.AL7]&gt;=0.77; &quot;C+&quot;; IF([.AL7]&gt;=0.74;&quot;C&quot;; IF([.AL7]&gt;=0.7; &quot;C-&quot;; IF([.AL7]&gt;=0.67; &quot;D+&quot;; IF([.AL7]&gt;=0.64;&quot;D&quot;; IF([.AL7]&gt;=0.6; &quot;D-&quot;; &quot;F&quot;))))))))))))" office:value-type="string" office:string-value="F" calcext:value-type="string">
            <text:p>F</text:p>
          </table:table-cell>
          <table:table-cell table:style-name="ce17" table:formula="of:=VLOOKUP([.AM7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8] + [.AB8] + [.AG8] + [.AJ8]" office:value-type="float" office:value="0" calcext:value-type="float">
            <text:p>0.00000</text:p>
          </table:table-cell>
          <table:table-cell table:style-name="ce15" table:formula="of:=IF([.AL8]&gt;=0.9875;&quot;A+&quot;;  IF([.AL8]&gt;=0.94; &quot;A&quot;; IF([.AL8]&gt;=0.9; &quot;A-&quot;; IF([.AL8]&gt;=0.87; &quot;B+&quot;; IF([.AL8]&gt;=0.84;&quot;B&quot;; IF([.AL8]&gt;=0.8; &quot;B-&quot;; IF([.AL8]&gt;=0.77; &quot;C+&quot;; IF([.AL8]&gt;=0.74;&quot;C&quot;; IF([.AL8]&gt;=0.7; &quot;C-&quot;; IF([.AL8]&gt;=0.67; &quot;D+&quot;; IF([.AL8]&gt;=0.64;&quot;D&quot;; IF([.AL8]&gt;=0.6; &quot;D-&quot;; &quot;F&quot;))))))))))))" office:value-type="string" office:string-value="F" calcext:value-type="string">
            <text:p>F</text:p>
          </table:table-cell>
          <table:table-cell table:style-name="ce17" table:formula="of:=VLOOKUP([.AM8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4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0] + [.AB10] + [.AG10] + [.AJ10]" office:value-type="float" office:value="0" calcext:value-type="float">
            <text:p>0.00000</text:p>
          </table:table-cell>
          <table:table-cell table:style-name="ce15" table:formula="of:=IF([.AL10]&gt;=0.9875;&quot;A+&quot;;  IF([.AL10]&gt;=0.94; &quot;A&quot;; IF([.AL10]&gt;=0.9; &quot;A-&quot;; IF([.AL10]&gt;=0.87; &quot;B+&quot;; IF([.AL10]&gt;=0.84;&quot;B&quot;; IF([.AL10]&gt;=0.8; &quot;B-&quot;; IF([.AL10]&gt;=0.77; &quot;C+&quot;; IF([.AL10]&gt;=0.74;&quot;C&quot;; IF([.AL10]&gt;=0.7; &quot;C-&quot;; IF([.AL10]&gt;=0.67; &quot;D+&quot;; IF([.AL10]&gt;=0.64;&quot;D&quot;; IF([.AL10]&gt;=0.6; &quot;D-&quot;; &quot;F&quot;))))))))))))" office:value-type="string" office:string-value="F" calcext:value-type="string">
            <text:p>F</text:p>
          </table:table-cell>
          <table:table-cell table:style-name="ce17" table:formula="of:=VLOOKUP([.AM10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1] + [.AB11] + [.AG11] + [.AJ11]" office:value-type="float" office:value="0" calcext:value-type="float">
            <text:p>0.00000</text:p>
          </table:table-cell>
          <table:table-cell table:style-name="ce15" table:formula="of:=IF([.AL11]&gt;=0.9875;&quot;A+&quot;;  IF([.AL11]&gt;=0.94; &quot;A&quot;; IF([.AL11]&gt;=0.9; &quot;A-&quot;; IF([.AL11]&gt;=0.87; &quot;B+&quot;; IF([.AL11]&gt;=0.84;&quot;B&quot;; IF([.AL11]&gt;=0.8; &quot;B-&quot;; IF([.AL11]&gt;=0.77; &quot;C+&quot;; IF([.AL11]&gt;=0.74;&quot;C&quot;; IF([.AL11]&gt;=0.7; &quot;C-&quot;; IF([.AL11]&gt;=0.67; &quot;D+&quot;; IF([.AL11]&gt;=0.64;&quot;D&quot;; IF([.AL11]&gt;=0.6; &quot;D-&quot;; &quot;F&quot;))))))))))))" office:value-type="string" office:string-value="F" calcext:value-type="string">
            <text:p>F</text:p>
          </table:table-cell>
          <table:table-cell table:style-name="ce17" table:formula="of:=VLOOKUP([.AM11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2] + [.AB12] + [.AG12] + [.AJ12]" office:value-type="float" office:value="0" calcext:value-type="float">
            <text:p>0.00000</text:p>
          </table:table-cell>
          <table:table-cell table:style-name="ce15" table:formula="of:=IF([.AL12]&gt;=0.9875;&quot;A+&quot;;  IF([.AL12]&gt;=0.94; &quot;A&quot;; IF([.AL12]&gt;=0.9; &quot;A-&quot;; IF([.AL12]&gt;=0.87; &quot;B+&quot;; IF([.AL12]&gt;=0.84;&quot;B&quot;; IF([.AL12]&gt;=0.8; &quot;B-&quot;; IF([.AL12]&gt;=0.77; &quot;C+&quot;; IF([.AL12]&gt;=0.74;&quot;C&quot;; IF([.AL12]&gt;=0.7; &quot;C-&quot;; IF([.AL12]&gt;=0.67; &quot;D+&quot;; IF([.AL12]&gt;=0.64;&quot;D&quot;; IF([.AL12]&gt;=0.6; &quot;D-&quot;; &quot;F&quot;))))))))))))" office:value-type="string" office:string-value="F" calcext:value-type="string">
            <text:p>F</text:p>
          </table:table-cell>
          <table:table-cell table:style-name="ce17" table:formula="of:=VLOOKUP([.AM12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3] + [.AB13] + [.AG13] + [.AJ13]" office:value-type="float" office:value="0" calcext:value-type="float">
            <text:p>0.00000</text:p>
          </table:table-cell>
          <table:table-cell table:style-name="ce15" table:formula="of:=IF([.AL13]&gt;=0.9875;&quot;A+&quot;;  IF([.AL13]&gt;=0.94; &quot;A&quot;; IF([.AL13]&gt;=0.9; &quot;A-&quot;; IF([.AL13]&gt;=0.87; &quot;B+&quot;; IF([.AL13]&gt;=0.84;&quot;B&quot;; IF([.AL13]&gt;=0.8; &quot;B-&quot;; IF([.AL13]&gt;=0.77; &quot;C+&quot;; IF([.AL13]&gt;=0.74;&quot;C&quot;; IF([.AL13]&gt;=0.7; &quot;C-&quot;; IF([.AL13]&gt;=0.67; &quot;D+&quot;; IF([.AL13]&gt;=0.64;&quot;D&quot;; IF([.AL13]&gt;=0.6; &quot;D-&quot;; &quot;F&quot;))))))))))))" office:value-type="string" office:string-value="F" calcext:value-type="string">
            <text:p>F</text:p>
          </table:table-cell>
          <table:table-cell table:style-name="ce17" table:formula="of:=VLOOKUP([.AM13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4] + [.AB14] + [.AG14] + [.AJ14]" office:value-type="float" office:value="0" calcext:value-type="float">
            <text:p>0.00000</text:p>
          </table:table-cell>
          <table:table-cell table:style-name="ce15" table:formula="of:=IF([.AL14]&gt;=0.9875;&quot;A+&quot;;  IF([.AL14]&gt;=0.94; &quot;A&quot;; IF([.AL14]&gt;=0.9; &quot;A-&quot;; IF([.AL14]&gt;=0.87; &quot;B+&quot;; IF([.AL14]&gt;=0.84;&quot;B&quot;; IF([.AL14]&gt;=0.8; &quot;B-&quot;; IF([.AL14]&gt;=0.77; &quot;C+&quot;; IF([.AL14]&gt;=0.74;&quot;C&quot;; IF([.AL14]&gt;=0.7; &quot;C-&quot;; IF([.AL14]&gt;=0.67; &quot;D+&quot;; IF([.AL14]&gt;=0.64;&quot;D&quot;; IF([.AL14]&gt;=0.6; &quot;D-&quot;; &quot;F&quot;))))))))))))" office:value-type="string" office:string-value="F" calcext:value-type="string">
            <text:p>F</text:p>
          </table:table-cell>
          <table:table-cell table:style-name="ce17" table:formula="of:=VLOOKUP([.AM14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5] + [.AB15] + [.AG15] + [.AJ15]" office:value-type="float" office:value="0" calcext:value-type="float">
            <text:p>0.00000</text:p>
          </table:table-cell>
          <table:table-cell table:style-name="ce15" table:formula="of:=IF([.AL15]&gt;=0.9875;&quot;A+&quot;;  IF([.AL15]&gt;=0.94; &quot;A&quot;; IF([.AL15]&gt;=0.9; &quot;A-&quot;; IF([.AL15]&gt;=0.87; &quot;B+&quot;; IF([.AL15]&gt;=0.84;&quot;B&quot;; IF([.AL15]&gt;=0.8; &quot;B-&quot;; IF([.AL15]&gt;=0.77; &quot;C+&quot;; IF([.AL15]&gt;=0.74;&quot;C&quot;; IF([.AL15]&gt;=0.7; &quot;C-&quot;; IF([.AL15]&gt;=0.67; &quot;D+&quot;; IF([.AL15]&gt;=0.64;&quot;D&quot;; IF([.AL15]&gt;=0.6; &quot;D-&quot;; &quot;F&quot;))))))))))))" office:value-type="string" office:string-value="F" calcext:value-type="string">
            <text:p>F</text:p>
          </table:table-cell>
          <table:table-cell table:style-name="ce17" table:formula="of:=VLOOKUP([.AM15]; [.$AS$2:.$AT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6] + [.AB16] + [.AG16] + [.AJ16]" office:value-type="float" office:value="0" calcext:value-type="float">
            <text:p>0.00000</text:p>
          </table:table-cell>
          <table:table-cell table:style-name="ce15" table:formula="of:=IF([.AL16]&gt;=0.9875;&quot;A+&quot;;  IF([.AL16]&gt;=0.94; &quot;A&quot;; IF([.AL16]&gt;=0.9; &quot;A-&quot;; IF([.AL16]&gt;=0.87; &quot;B+&quot;; IF([.AL16]&gt;=0.84;&quot;B&quot;; IF([.AL16]&gt;=0.8; &quot;B-&quot;; IF([.AL16]&gt;=0.77; &quot;C+&quot;; IF([.AL16]&gt;=0.74;&quot;C&quot;; IF([.AL16]&gt;=0.7; &quot;C-&quot;; IF([.AL16]&gt;=0.67; &quot;D+&quot;; IF([.AL16]&gt;=0.64;&quot;D&quot;; IF([.AL16]&gt;=0.6; &quot;D-&quot;; &quot;F&quot;))))))))))))" office:value-type="string" office:string-value="F" calcext:value-type="string">
            <text:p>F</text:p>
          </table:table-cell>
          <table:table-cell table:style-name="ce17" table:formula="of:=VLOOKUP([.AM16]; [.$AS$2:.$AT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5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7] + [.AB17] + [.AG17] + [.AJ17]" office:value-type="float" office:value="0" calcext:value-type="float">
            <text:p>0.00000</text:p>
          </table:table-cell>
          <table:table-cell table:style-name="ce15" table:formula="of:=IF([.AL17]&gt;=0.9875;&quot;A+&quot;;  IF([.AL17]&gt;=0.94; &quot;A&quot;; IF([.AL17]&gt;=0.9; &quot;A-&quot;; IF([.AL17]&gt;=0.87; &quot;B+&quot;; IF([.AL17]&gt;=0.84;&quot;B&quot;; IF([.AL17]&gt;=0.8; &quot;B-&quot;; IF([.AL17]&gt;=0.77; &quot;C+&quot;; IF([.AL17]&gt;=0.74;&quot;C&quot;; IF([.AL17]&gt;=0.7; &quot;C-&quot;; IF([.AL17]&gt;=0.67; &quot;D+&quot;; IF([.AL17]&gt;=0.64;&quot;D&quot;; IF([.AL17]&gt;=0.6; &quot;D-&quot;; &quot;F&quot;))))))))))))" office:value-type="string" office:string-value="F" calcext:value-type="string">
            <text:p>F</text:p>
          </table:table-cell>
          <table:table-cell table:style-name="ce17" table:formula="of:=VLOOKUP([.AM17]; [.$AS$2:.$AT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8] + [.AB18] + [.AG18] + [.AJ18]" office:value-type="float" office:value="0" calcext:value-type="float">
            <text:p>0.00000</text:p>
          </table:table-cell>
          <table:table-cell table:style-name="ce15" table:formula="of:=IF([.AL18]&gt;=0.9875;&quot;A+&quot;;  IF([.AL18]&gt;=0.94; &quot;A&quot;; IF([.AL18]&gt;=0.9; &quot;A-&quot;; IF([.AL18]&gt;=0.87; &quot;B+&quot;; IF([.AL18]&gt;=0.84;&quot;B&quot;; IF([.AL18]&gt;=0.8; &quot;B-&quot;; IF([.AL18]&gt;=0.77; &quot;C+&quot;; IF([.AL18]&gt;=0.74;&quot;C&quot;; IF([.AL18]&gt;=0.7; &quot;C-&quot;; IF([.AL18]&gt;=0.67; &quot;D+&quot;; IF([.AL18]&gt;=0.64;&quot;D&quot;; IF([.AL18]&gt;=0.6; &quot;D-&quot;; &quot;F&quot;))))))))))))" office:value-type="string" office:string-value="F" calcext:value-type="string">
            <text:p>F</text:p>
          </table:table-cell>
          <table:table-cell table:style-name="ce17" table:formula="of:=VLOOKUP([.AM18]; [.$AS$2:.$AT$15]; 2; 0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9] + [.AB19] + [.AG19] + [.AJ19]" office:value-type="float" office:value="0" calcext:value-type="float">
            <text:p>0.00000</text:p>
          </table:table-cell>
          <table:table-cell table:style-name="ce15" table:formula="of:=IF([.AL19]&gt;=0.9875;&quot;A+&quot;;  IF([.AL19]&gt;=0.94; &quot;A&quot;; IF([.AL19]&gt;=0.9; &quot;A-&quot;; IF([.AL19]&gt;=0.87; &quot;B+&quot;; IF([.AL19]&gt;=0.84;&quot;B&quot;; IF([.AL19]&gt;=0.8; &quot;B-&quot;; IF([.AL19]&gt;=0.77; &quot;C+&quot;; IF([.AL19]&gt;=0.74;&quot;C&quot;; IF([.AL19]&gt;=0.7; &quot;C-&quot;; IF([.AL19]&gt;=0.67; &quot;D+&quot;; IF([.AL19]&gt;=0.64;&quot;D&quot;; IF([.AL19]&gt;=0.6; &quot;D-&quot;; &quot;F&quot;))))))))))))" office:value-type="string" office:string-value="F" calcext:value-type="string">
            <text:p>F</text:p>
          </table:table-cell>
          <table:table-cell table:style-name="ce17" table:formula="of:=VLOOKUP([.AM19]; [.$AS$2:.$AT$15]; 2; 0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style-name="ce7"/>
          <table:table-cell table:number-columns-repeated="8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0] + [.AB20] + [.AG20] + [.AJ20]" office:value-type="float" office:value="0" calcext:value-type="float">
            <text:p>0.00000</text:p>
          </table:table-cell>
          <table:table-cell table:style-name="ce15" table:formula="of:=IF([.AL20]&gt;=0.9875;&quot;A+&quot;;  IF([.AL20]&gt;=0.94; &quot;A&quot;; IF([.AL20]&gt;=0.9; &quot;A-&quot;; IF([.AL20]&gt;=0.87; &quot;B+&quot;; IF([.AL20]&gt;=0.84;&quot;B&quot;; IF([.AL20]&gt;=0.8; &quot;B-&quot;; IF([.AL20]&gt;=0.77; &quot;C+&quot;; IF([.AL20]&gt;=0.74;&quot;C&quot;; IF([.AL20]&gt;=0.7; &quot;C-&quot;; IF([.AL20]&gt;=0.67; &quot;D+&quot;; IF([.AL20]&gt;=0.64;&quot;D&quot;; IF([.AL20]&gt;=0.6; &quot;D-&quot;; &quot;F&quot;))))))))))))" office:value-type="string" office:string-value="F" calcext:value-type="string">
            <text:p>F</text:p>
          </table:table-cell>
          <table:table-cell table:style-name="ce17" table:formula="of:=VLOOKUP([.AM20]; [.$AS$2:.$AT$15]; 2; 0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style-name="ce7"/>
          <table:table-cell table:number-columns-repeated="8"/>
          <table:table-cell table:style-name="ce7"/>
          <table:table-cell/>
          <table:table-cell table:style-name="ce5" table:formula="of:=AVERAGE([.V2:.V19])" office:value-type="float" office:value="70.1111111111111" calcext:value-type="float">
            <text:p>70.1111111111</text:p>
          </table:table-cell>
          <table:table-cell table:style-name="ce5" table:formula="of:=AVERAGE([.W2:.W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Z2:.Z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1] + [.AB21] + [.AG21] + [.AJ21]" office:value-type="float" office:value="0" calcext:value-type="float">
            <text:p>0.00000</text:p>
          </table:table-cell>
          <table:table-cell table:style-name="ce15" table:formula="of:=IF([.AL21]&gt;=0.9875;&quot;A+&quot;;  IF([.AL21]&gt;=0.94; &quot;A&quot;; IF([.AL21]&gt;=0.9; &quot;A-&quot;; IF([.AL21]&gt;=0.87; &quot;B+&quot;; IF([.AL21]&gt;=0.84;&quot;B&quot;; IF([.AL21]&gt;=0.8; &quot;B-&quot;; IF([.AL21]&gt;=0.77; &quot;C+&quot;; IF([.AL21]&gt;=0.74;&quot;C&quot;; IF([.AL21]&gt;=0.7; &quot;C-&quot;; IF([.AL21]&gt;=0.67; &quot;D+&quot;; IF([.AL21]&gt;=0.64;&quot;D&quot;; IF([.AL21]&gt;=0.6; &quot;D-&quot;; &quot;F&quot;))))))))))))" office:value-type="string" office:string-value="F" calcext:value-type="string">
            <text:p>F</text:p>
          </table:table-cell>
          <table:table-cell table:style-name="ce17" table:formula="of:=VLOOKUP([.AM21]; [.$AS$2:.$AT$15]; 2; 0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style-name="ce7"/>
          <table:table-cell table:number-columns-repeated="8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2] + [.AB22] + [.AG22] + [.AJ22]" office:value-type="float" office:value="0" calcext:value-type="float">
            <text:p>0.00000</text:p>
          </table:table-cell>
          <table:table-cell table:style-name="ce15" table:formula="of:=IF([.AL22]&gt;=0.9875;&quot;A+&quot;;  IF([.AL22]&gt;=0.94; &quot;A&quot;; IF([.AL22]&gt;=0.9; &quot;A-&quot;; IF([.AL22]&gt;=0.87; &quot;B+&quot;; IF([.AL22]&gt;=0.84;&quot;B&quot;; IF([.AL22]&gt;=0.8; &quot;B-&quot;; IF([.AL22]&gt;=0.77; &quot;C+&quot;; IF([.AL22]&gt;=0.74;&quot;C&quot;; IF([.AL22]&gt;=0.7; &quot;C-&quot;; IF([.AL22]&gt;=0.67; &quot;D+&quot;; IF([.AL22]&gt;=0.64;&quot;D&quot;; IF([.AL22]&gt;=0.6; &quot;D-&quot;; &quot;F&quot;))))))))))))" office:value-type="string" office:string-value="F" calcext:value-type="string">
            <text:p>F</text:p>
          </table:table-cell>
          <table:table-cell table:style-name="ce17" table:formula="of:=VLOOKUP([.AM22]; [.$AS$2:.$AT$15]; 2; 0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style-name="ce8"/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"/>
          <table:table-cell table:style-name="ce15" table:formula="of:=AVERAGE([.AL2:.AL19])" office:value-type="float" office:value="0" calcext:value-type="float">
            <text:p>0</text:p>
          </table:table-cell>
          <table:table-cell table:style-name="ce12"/>
          <table:table-cell table:style-name="ce15" table:formula="of:=AVERAGE([.AN2:.AN22])" office:value-type="float" office:value="0" calcext:value-type="float">
            <text:p>0</text:p>
          </table:table-cell>
          <table:table-cell table:number-columns-repeated="984"/>
        </table:table-row>
        <table:table-row table:style-name="ro1" table:number-rows-repeated="5">
          <table:table-cell table:number-columns-repeated="10"/>
          <table:table-cell table:style-name="ce8"/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6"/>
        </table:table-row>
        <table:table-row table:style-name="ro1">
          <table:table-cell table:number-columns-repeated="10"/>
          <table:table-cell table:style-name="ce8"/>
          <table:table-cell table:number-columns-repeated="8"/>
          <table:table-cell table:style-name="ce8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20:36:59.519874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17T21:59:53.887458932</dc:date>
    <dc:creator>Gregory Kapfhammer</dc:creator>
    <meta:editing-duration>P6DT13H57M43S</meta:editing-duration>
    <meta:editing-cycles>22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17" meta:object-count="0"/>
  </office:meta>
</office:document-meta>
</file>